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6d" draw:textarea-horizontal-align="justify" draw:textarea-vertical-align="middle" draw:auto-grow-height="false" fo:min-height="1.375cm" fo:min-width="5cm"/>
      <style:paragraph-properties style:writing-mode="lr-tb"/>
    </style:style>
    <style:style style:name="gr2" style:family="graphic" style:parent-style-name="standard">
      <style:graphic-properties svg:stroke-color="#000000" draw:fill-color="#ffffd7" draw:textarea-horizontal-align="justify" draw:textarea-vertical-align="middle" draw:auto-grow-height="false" fo:min-height="1.374cm" fo:min-width="5cm"/>
      <style:paragraph-properties style:writing-mode="lr-tb"/>
    </style:style>
    <style:style style:name="gr3" style:family="graphic" style:parent-style-name="standard">
      <style:graphic-properties svg:stroke-color="#000000" draw:fill-color="#ffffd7" draw:textarea-horizontal-align="justify" draw:textarea-vertical-align="middle" draw:auto-grow-height="false" fo:min-height="1.375cm" fo:min-width="5cm"/>
      <style:paragraph-properties style:writing-mode="lr-tb"/>
    </style:style>
    <style:style style:name="gr4" style:family="graphic" style:parent-style-name="standard">
      <style:graphic-properties svg:stroke-color="#000000" draw:fill-color="#ffb66c" draw:textarea-horizontal-align="justify" draw:textarea-vertical-align="middle" draw:auto-grow-height="false" fo:min-height="1.375cm" fo:min-width="5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="Pontas_20_das_20_setas_20_1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start-width="0.35cm" draw:marker-end="Pontas_20_das_20_setas_20_2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00" draw:marker-start-width="0.35cm" draw:marker-end="Pontas_20_das_20_setas_20_3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start-width="0.35cm" draw:marker-end="Pontas_20_das_20_setas_20_4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10" style:family="graphic" style:parent-style-name="objectwithoutfill">
      <style:graphic-properties svg:stroke-width="0.1cm" svg:stroke-color="#000000" draw:marker-start-width="0.35cm" draw:marker-end="Pontas_20_das_20_setas_20_9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  <style:text-properties fo:font-weight="bold"/>
    </style:style>
    <style:style style:name="P2" style:family="paragraph">
      <loext:graphic-properties draw:fill-color="#ffff6d"/>
      <style:paragraph-properties fo:text-align="center" style:writing-mode="lr-tb"/>
      <style:text-properties fo:font-weight="bold"/>
    </style:style>
    <style:style style:name="P3" style:family="paragraph">
      <loext:graphic-properties draw:fill-color="#ffffd7"/>
      <style:paragraph-properties fo:text-align="center" style:writing-mode="lr-tb"/>
      <style:text-properties fo:font-weight="bold"/>
    </style:style>
    <style:style style:name="P4" style:family="paragraph">
      <loext:graphic-properties draw:fill-color="#ffb66c"/>
      <style:paragraph-properties fo:text-align="center" style:writing-mode="lr-tb"/>
      <style:text-properties fo:font-weight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5.5cm" svg:height="1.625cm" svg:x="3.375cm" svg:y="6.5cm">
          <text:p text:style-name="P1"><text:span text:style-name="T1">GOV. SP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5cm" svg:height="1.624cm" svg:x="3.375cm" svg:y="9.538cm">
          <text:p text:style-name="P1"><text:span text:style-name="T1">FA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5.5cm" svg:height="1.625cm" svg:x="3.375cm" svg:y="12.575cm">
          <text:p text:style-name="P1"><text:span text:style-name="T1">C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" draw:id="id4" draw:layer="layout" svg:width="5.5cm" svg:height="1.625cm" svg:x="3.375cm" svg:y="15.575cm">
          <text:p text:style-name="P1"><text:span text:style-name="T1">DIREÇÃO</text:span><text:span text:style-name="T1"><text:line-break/></text:span><text:span text:style-name="T2">Fat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5.5cm" svg:height="1.625cm" svg:x="3.375cm" svg:y="18.575cm">
          <text:p text:style-name="P1"><text:span text:style-name="T1">D.A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6.125cm" svg:y1="8.125cm" svg:x2="6.125cm" svg:y2="9.538cm" draw:start-shape="id1" draw:start-glue-point="2" draw:end-shape="id2" draw:end-glue-point="0" svg:d="M6125 8125v1413" svg:viewBox="0 0 1 1414">
          <text:p/>
        </draw:connector>
        <draw:connector draw:style-name="gr6" draw:text-style-name="P5" draw:layer="layout" draw:type="line" svg:x1="6.125cm" svg:y1="11.162cm" svg:x2="6.125cm" svg:y2="12.575cm" draw:start-shape="id2" draw:start-glue-point="2" draw:end-shape="id3" draw:end-glue-point="0" svg:d="M6125 11162v1413" svg:viewBox="0 0 1 1414">
          <text:p/>
        </draw:connector>
        <draw:connector draw:style-name="gr7" draw:text-style-name="P5" draw:layer="layout" draw:type="line" svg:x1="6.125cm" svg:y1="14.2cm" svg:x2="6.125cm" svg:y2="15.575cm" draw:start-shape="id3" draw:start-glue-point="2" draw:end-shape="id4" draw:end-glue-point="0" svg:d="M6125 14200v1375" svg:viewBox="0 0 1 1376">
          <text:p/>
        </draw:connector>
        <draw:connector draw:style-name="gr8" draw:text-style-name="P5" draw:layer="layout" draw:type="line" svg:x1="6.125cm" svg:y1="17.2cm" svg:x2="6.125cm" svg:y2="18.575cm" draw:start-shape="id4" draw:end-shape="id5" draw:end-glue-point="0" svg:d="M6125 17200v1375" svg:viewBox="0 0 1 1376">
          <text:p/>
        </draw:connector>
        <draw:g>
          <draw:custom-shape draw:style-name="gr4" draw:text-style-name="P4" xml:id="id6" draw:id="id6" draw:layer="layout" svg:width="5.5cm" svg:height="1.625cm" svg:x="11.75cm" svg:y="8.499cm">
            <text:p text:style-name="P1"><text:span text:style-name="T1">D.A.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7" draw:id="id7" draw:layer="layout" svg:width="5.5cm" svg:height="1.624cm" svg:x="11.75cm" svg:y="11.537cm">
            <text:p text:style-name="P1"><text:span text:style-name="T1">Administrativ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8" draw:id="id8" draw:layer="layout" svg:width="5.5cm" svg:height="1.625cm" svg:x="11.75cm" svg:y="14.574cm">
            <text:p text:style-name="P1"><text:span text:style-name="T1">Diretori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xml:id="id9" draw:id="id9" draw:layer="layout" svg:width="5.5cm" svg:height="1.625cm" svg:x="11.75cm" svg:y="17.574cm">
            <text:p text:style-name="P1"><text:span text:style-name="T1">Alun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draw:type="line" svg:x1="14.5cm" svg:y1="10.124cm" svg:x2="14.5cm" svg:y2="11.537cm" draw:start-shape="id6" draw:start-glue-point="2" draw:end-shape="id7" draw:end-glue-point="0" svg:d="M14500 10124v1413" svg:viewBox="0 0 1 1414">
            <text:p/>
          </draw:connector>
          <draw:connector draw:style-name="gr6" draw:text-style-name="P5" draw:layer="layout" draw:type="line" svg:x1="14.5cm" svg:y1="13.161cm" svg:x2="14.5cm" svg:y2="14.574cm" draw:start-shape="id7" draw:start-glue-point="2" draw:end-shape="id8" draw:end-glue-point="0" svg:d="M14500 13161v1413" svg:viewBox="0 0 1 1414">
            <text:p/>
          </draw:connector>
          <draw:connector draw:style-name="gr7" draw:text-style-name="P5" draw:layer="layout" draw:type="line" svg:x1="14.5cm" svg:y1="16.199cm" svg:x2="14.5cm" svg:y2="17.574cm" draw:start-shape="id8" draw:start-glue-point="2" draw:end-shape="id9" draw:end-glue-point="0" svg:d="M14500 16199v1375" svg:viewBox="0 0 1 1376">
            <text:p/>
          </draw:connector>
        </draw:g>
        <draw:connector draw:style-name="gr9" draw:text-style-name="P5" draw:layer="layout" svg:x1="8.875cm" svg:y1="13.35cm" svg:x2="8.875cm" svg:y2="13.35cm" svg:d="M8875 13350z" svg:viewBox="0 0 1 1">
          <text:p/>
        </draw:connector>
        <draw:connector draw:style-name="gr10" draw:text-style-name="P5" draw:layer="layout" draw:line-skew="-0.874cm" svg:x1="3.375cm" svg:y1="19.387cm" svg:x2="3.375cm" svg:y2="16.387cm" draw:start-shape="id5" draw:end-shape="id4" draw:end-glue-point="3" svg:d="M3375 19387h-1375v-3000h1375" svg:viewBox="0 0 1376 3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7T11:33:11.270673406</meta:creation-date>
    <dc:date>2022-11-15T18:56:54.281477893</dc:date>
    <meta:editing-duration>PT26M45S</meta:editing-duration>
    <meta:editing-cycles>4</meta:editing-cycles>
    <meta:generator>LibreOffice/7.3.7.2$Linux_X86_64 LibreOffice_project/30$Build-2</meta:generator>
    <meta:document-statistic meta:object-count="19"/>
  </office:meta>
</office:document-meta>
</file>